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an Channel on RHA</text:p>
          </table:table-cell>
          <table:table-cell office:value-type="string" calcext:value-type="string">
            <text:p>RHA electrode</text:p>
          </table:table-cell>
          <table:table-cell office:value-type="string" calcext:value-type="string">
            <text:p>RHD electrode</text:p>
          </table:table-cell>
          <table:table-cell office:value-type="string" calcext:value-type="string">
            <text:p>Intan channel on RH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B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B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B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B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B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B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B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B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B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B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B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B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B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T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T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T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T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T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T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T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T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T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T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T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T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T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T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T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T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0:46:15.815811229</meta:creation-date>
    <dc:date>2016-01-20T20:49:16.962993022</dc:date>
    <meta:editing-duration>P1DT2H32M50S</meta:editing-duration>
    <meta:editing-cycles>1</meta:editing-cycles>
    <meta:document-statistic meta:table-count="1" meta:cell-count="132" meta:object-count="0"/>
    <meta:generator>LibreOffice/4.2.8.2$Linux_X86_64 LibreOffice_project/420m0$Build-2</meta:generator>
  </office:meta>
</office:document-meta>
</file>